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paragraph-rsid="000543ef"/>
    </style:style>
    <style:style style:name="P3" style:family="paragraph" style:parent-style-name="Standard">
      <style:paragraph-properties fo:text-align="end" style:justify-single-word="false"/>
      <style:text-properties officeooo:rsid="000543ef" officeooo:paragraph-rsid="000543ef"/>
    </style:style>
    <style:style style:name="P4" style:family="paragraph" style:parent-style-name="Standard">
      <style:paragraph-properties fo:text-align="center" style:justify-single-word="false"/>
      <style:text-properties officeooo:rsid="000543ef" officeooo:paragraph-rsid="0005fba3"/>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officeooo:paragraph-rsid="000543ef" style:font-size-asian="14pt" style:font-size-complex="14pt"/>
    </style:style>
    <style:style style:name="P8" style:family="paragraph" style:parent-style-name="Standard">
      <style:paragraph-properties fo:text-align="center" style:justify-single-word="false"/>
      <style:text-properties fo:font-size="14pt" fo:font-weight="bold" officeooo:rsid="000543ef" officeooo:paragraph-rsid="000543ef"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59528" officeooo:paragraph-rsid="00459528" style:font-size-asian="14pt" style:font-weight-asian="bold" style:font-size-complex="14pt" style:font-weight-complex="bold"/>
    </style:style>
    <style:style style:name="P10" style:family="paragraph" style:parent-style-name="Contents_20_1">
      <style:paragraph-properties>
        <style:tab-stops>
          <style:tab-stop style:position="7.4701in" style:type="right" style:leader-style="dotted" style:leader-text="."/>
        </style:tab-stops>
      </style:paragraph-properties>
    </style:style>
    <style:style style:name="P11" style:family="paragraph" style:parent-style-name="Standard">
      <style:paragraph-properties fo:text-align="center" style:justify-single-word="false"/>
      <style:text-properties fo:font-size="20pt" fo:font-weight="bold" officeooo:rsid="00459528" officeooo:paragraph-rsid="00459528" style:font-size-asian="20pt" style:font-weight-asian="bold" style:font-size-complex="20pt" style:font-weight-complex="bold"/>
    </style:style>
    <style:style style:name="P12" style:family="paragraph" style:parent-style-name="Standard">
      <style:paragraph-properties fo:text-align="start" style:justify-single-word="false"/>
      <style:text-properties officeooo:rsid="003a84d5" officeooo:paragraph-rsid="000543ef"/>
    </style:style>
    <style:style style:name="P13" style:family="paragraph" style:parent-style-name="Standard">
      <style:paragraph-properties fo:margin-left="0in" fo:margin-right="0in" fo:text-align="justify" style:justify-single-word="false" fo:text-indent="0.4917in" style:auto-text-indent="false"/>
      <style:text-properties officeooo:paragraph-rsid="00459528"/>
    </style:style>
    <style:style style:name="P14"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15"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16" style:family="paragraph" style:parent-style-name="Standard">
      <style:text-properties style:font-name="monospace"/>
    </style:style>
    <style:style style:name="P17" style:family="paragraph" style:parent-style-name="Text_20_body">
      <style:text-properties officeooo:rsid="004778e0" officeooo:paragraph-rsid="004778e0"/>
    </style:style>
    <style:style style:name="P18" style:family="paragraph" style:parent-style-name="Contents_20_Heading" style:master-page-name="Standard">
      <style:paragraph-properties style:page-number="1"/>
    </style:style>
    <style:style style:name="P19" style:family="paragraph" style:parent-style-name="Heading_20_1">
      <style:paragraph-properties fo:break-before="page"/>
    </style:style>
    <style:style style:name="P20" style:family="paragraph" style:parent-style-name="Standard" style:master-page-name="First_20_Page">
      <style:paragraph-properties fo:text-align="center" style:justify-single-word="false" style:page-number="auto"/>
      <style:text-properties fo:font-size="14pt" style:font-size-asian="14pt" style:font-size-complex="14pt"/>
    </style:style>
    <style:style style:name="P21" style:family="paragraph" style:parent-style-name="Standard" style:list-style-name="L1"/>
    <style:style style:name="P22" style:family="paragraph" style:parent-style-name="Standard" style:list-style-name="L1">
      <style:text-properties style:font-name="Times New Roman" fo:font-size="14pt" style:font-size-asian="14pt" style:font-name-complex="Times New Roman1" style:font-size-complex="14pt"/>
    </style:style>
    <style:style style:name="P23" style:family="paragraph" style:parent-style-name="Standard">
      <style:paragraph-properties fo:margin-left="0in" fo:margin-right="0in" fo:text-align="justify" style:justify-single-word="false" fo:text-indent="0in" style:auto-text-indent="false"/>
      <style:text-properties style:font-name="Times New Roman" fo:font-size="14pt" officeooo:paragraph-rsid="00459528" style:font-size-asian="14pt" style:font-name-complex="Times New Roman1" style:font-size-complex="14pt"/>
    </style:style>
    <style:style style:name="P24" style:family="paragraph" style:parent-style-name="Standard">
      <style:paragraph-properties fo:margin-left="0in" fo:margin-right="0in" fo:text-align="justify" style:justify-single-word="false" fo:text-indent="0.4917in" style:auto-text-indent="false"/>
      <style:text-properties style:font-name="Times New Roman" fo:font-size="14pt" officeooo:paragraph-rsid="00459528" style:font-size-asian="14pt" style:font-name-complex="Times New Roman1" style:font-size-complex="14pt"/>
    </style:style>
    <style:style style:name="P25" style:family="paragraph" style:parent-style-name="Standard">
      <style:paragraph-properties fo:margin-left="0in" fo:margin-right="0in" fo:text-align="justify" style:justify-single-word="false" fo:text-indent="0.4917in" style:auto-text-indent="false"/>
      <style:text-properties style:font-name="Times New Roman" fo:font-size="14pt" officeooo:rsid="00459528" officeooo:paragraph-rsid="00459528" style:font-size-asian="14pt" style:font-name-complex="Times New Roman1" style:font-size-complex="14pt"/>
    </style:style>
    <style:style style:name="P26" style:family="paragraph" style:parent-style-name="Standard">
      <style:paragraph-properties fo:margin-left="0in" fo:margin-right="0in" fo:text-align="justify" style:justify-single-word="false" fo:text-indent="0.4917in" style:auto-text-indent="false"/>
      <style:text-properties style:font-name="Times New Roman" fo:font-size="14pt" officeooo:rsid="0049a674" officeooo:paragraph-rsid="0049a674" style:font-size-asian="14pt" style:font-name-complex="Times New Roman1" style:font-size-complex="14pt"/>
    </style:style>
    <style:style style:name="P27" style:family="paragraph" style:parent-style-name="Standard">
      <style:paragraph-properties fo:margin-left="0in" fo:margin-right="0in" fo:text-align="start" style:justify-single-word="false" fo:text-indent="0in" style:auto-text-indent="false"/>
      <style:text-properties fo:color="#000000" loext:opacity="100%" style:font-name="Monospace" fo:font-size="8pt" style:font-size-asian="8pt" style:font-size-complex="8pt"/>
    </style:style>
    <style:style style:name="P28" style:family="paragraph" style:parent-style-name="Standard">
      <style:text-properties fo:color="#000000" loext:opacity="100%" style:font-name="Monospace" fo:font-size="10pt" officeooo:rsid="004791fd" officeooo:paragraph-rsid="004791fd" style:font-size-asian="10pt"/>
    </style:style>
    <style:style style:name="P29" style:family="paragraph" style:parent-style-name="Text_20_body">
      <style:paragraph-properties fo:margin-left="0in" fo:margin-right="0in" fo:text-align="justify" style:justify-single-word="false" fo:text-indent="0.4917in" style:auto-text-indent="false"/>
      <style:text-properties officeooo:paragraph-rsid="0049a674"/>
    </style:style>
    <style:style style:name="P30" style:family="paragraph" style:parent-style-name="Text_20_body" style:list-style-name="L2"/>
    <style:style style:name="T1" style:family="text">
      <style:text-properties fo:font-size="14pt" fo:font-weight="normal" officeooo:rsid="000543ef" style:font-size-asian="14pt" style:font-weight-asian="normal" style:font-size-complex="14pt" style:font-weight-complex="normal"/>
    </style:style>
    <style:style style:name="T2" style:family="text">
      <style:text-properties fo:font-size="14pt" fo:font-weight="normal" officeooo:rsid="00459528"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officeooo:rsid="00459528"/>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officeooo:rsid="00459528" style:font-size-asian="14pt" style:font-name-complex="Times New Roman1" style:font-size-complex="14pt"/>
    </style:style>
    <style:style style:name="T7" style:family="text">
      <style:text-properties style:font-name="Times New Roman" fo:font-size="14pt" officeooo:rsid="0049a674" style:font-size-asian="14pt" style:font-name-complex="Times New Roman1" style:font-size-complex="14pt"/>
    </style:style>
    <style:style style:name="T8" style:family="text">
      <style:text-properties style:font-name="Times New Roman" fo:font-size="14pt" fo:language="en" fo:country="US" officeooo:rsid="00459528" style:font-size-asian="14pt" style:font-name-complex="Times New Roman1" style:font-size-complex="14pt"/>
    </style:style>
    <style:style style:name="T9" style:family="text">
      <style:text-properties officeooo:rsid="004778e0"/>
    </style:style>
    <style:style style:name="T10" style:family="text">
      <style:text-properties fo:color="#7f0055" loext:opacity="100%" style:font-name="Monospace" fo:font-weight="bold" style:font-weight-asian="bold"/>
    </style:style>
    <style:style style:name="T11" style:family="text">
      <style:text-properties fo:color="#000000" loext:opacity="100%" style:font-name="Monospace"/>
    </style:style>
    <style:style style:name="T12" style:family="text">
      <style:text-properties fo:color="#000000" loext:opacity="100%" style:font-name="Monospace" fo:font-size="10pt" style:font-size-asian="10pt" style:font-size-complex="10pt"/>
    </style:style>
    <style:style style:name="T13" style:family="text">
      <style:text-properties fo:color="#000000" loext:opacity="100%" style:font-name="Monospace" fo:font-size="10pt" officeooo:rsid="004778e0" style:font-size-asian="10pt" style:font-size-complex="10pt"/>
    </style:style>
    <style:style style:name="T14" style:family="text">
      <style:text-properties fo:color="#000000" loext:opacity="100%" style:font-name="Monospace" fo:font-style="italic" style:font-style-asian="italic"/>
    </style:style>
    <style:style style:name="T15" style:family="text">
      <style:text-properties fo:color="#000000" loext:opacity="100%" fo:font-size="8pt" fo:background-color="#ffffff" loext:char-shading-value="0" style:font-size-asian="8pt" style:font-size-complex="8pt"/>
    </style:style>
    <style:style style:name="T16" style:family="text">
      <style:text-properties fo:color="#0000c0" loext:opacity="100%" style:font-name="Monospace"/>
    </style:style>
    <style:style style:name="T17" style:family="text">
      <style:text-properties fo:color="#0000c0" loext:opacity="100%" style:font-name="Monospace" fo:font-style="italic" fo:font-weight="bold" style:font-style-asian="italic" style:font-weight-asian="bold"/>
    </style:style>
    <style:style style:name="T18" style:family="text">
      <style:text-properties fo:color="#6a3e3e" loext:opacity="100%" style:font-name="Monospace"/>
    </style:style>
    <style:style style:name="T19" style:family="text">
      <style:text-properties fo:color="#2a00ff" loext:opacity="100%" style:font-name="Monospace"/>
    </style:style>
    <style:style style:name="T20" style:family="text">
      <style:text-properties fo:color="#3f7f5f" loext:opacity="100%" style:font-name="Monospace"/>
    </style:style>
    <style:style style:name="T21" style:family="text">
      <style:text-properties fo:color="#3f7f5f" loext:opacity="100%" style:font-name="Monospace" style:text-underline-style="solid" style:text-underline-width="auto" style:text-underline-color="font-color"/>
    </style:style>
    <style:style style:name="T22" style:family="text">
      <style:text-properties officeooo:rsid="004791fd"/>
    </style:style>
    <style:style style:name="T23" style:family="text">
      <style:text-properties style:font-name="Monospace"/>
    </style:style>
    <style:style style:name="T24" style:family="text">
      <style:text-properties fo:color="#7f007f" loext:opacity="100%" style:font-name="Monospace"/>
    </style:style>
    <style:style style:name="T25" style:family="text">
      <style:text-properties fo:color="#ff0000" loext:opacity="100%" style:font-name="Monospace"/>
    </style:style>
    <style:style style:name="T26" style:family="text">
      <style:text-properties fo:font-size="8pt" style:font-size-asian="8pt" style:font-size-complex="8pt"/>
    </style:style>
    <style:style style:name="T27" style:family="text">
      <style:text-properties officeooo:rsid="004a7923"/>
    </style:style>
    <style:style style:name="T28" style:family="text">
      <style:text-properties officeooo:rsid="004dec85"/>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047in" fo:text-indent="-0.25in" fo:margin-left="2.804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P20">Федеральное государственное автономное образовательное учреждение высшего образования</text:p>
      <text:p text:style-name="P5">«Национальный исследовательский университет ИТМО»</text:p>
      <text:p text:style-name="P5">Факультет Программной Инженерии и Компьютерной Техники</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
      <text:p text:style-name="P6"/>
      <text:p text:style-name="P9">Вычислительная математика</text:p>
      <text:p text:style-name="P11">Решение системы линейных алгебраических уравнений СЛАУ</text:p>
      <text:p text:style-name="P9">Вариант №<text:span text:style-name="T28">9</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pan text:style-name="T1">Выполнил: </text:span><text:span text:style-name="T2">Копытов Никита Эдуардович Р3219</text:span></text:p>
      <text:p text:style-name="P3">Преподаватель: <text:span text:style-name="T4">Преподаватель практики Бострикова Дарья Константиновна</text:span></text:p>
      <text:p text:style-name="P3"/>
      <text:p text:style-name="P3"/>
      <text:p text:style-name="P3"/>
      <text:p text:style-name="P3"/>
      <text:p text:style-name="P3"/>
      <text:p text:style-name="P3"/>
      <text:p text:style-name="P4">Санкт-Петербург <text:span text:style-name="T4">2025</text:span></text:p>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text:style-name="Bullet_20_Symbols"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text:style-name="Bullet_20_Symbols" style:type="right" style:leader-char="."/>
            <text:index-entry-page-number/>
            <text:index-entry-link-end/>
          </text:table-of-content-entry-template>
        </text:table-of-content-source>
        <text:index-body>
          <text:index-title text:style-name="Sect1" text:name="Table of Contents1_Head">
            <text:p text:style-name="P18">Содержание</text:p>
          </text:index-title>
          <text:p text:style-name="P10"><text:a xlink:type="simple" xlink:href="#__RefHeading___Toc1780_175011974" text:style-name="Index_20_Link" text:visited-style-name="Index_20_Link">Цель</text:a><text:a xlink:type="simple" xlink:href="#__RefHeading___Toc1780_175011974" text:style-name="Index_20_Link" text:visited-style-name="Index_20_Link"><text:span text:style-name="Bullet_20_Symbols"><text:tab/>2</text:span></text:a></text:p>
          <text:p text:style-name="P10"><text:a xlink:type="simple" xlink:href="#__RefHeading___Toc3337_175011974" text:style-name="Index_20_Link" text:visited-style-name="Index_20_Link">Описание метода</text:a><text:a xlink:type="simple" xlink:href="#__RefHeading___Toc3337_175011974" text:style-name="Index_20_Link" text:visited-style-name="Index_20_Link"><text:span text:style-name="Bullet_20_Symbols"><text:tab/>2</text:span></text:a></text:p>
          <text:p text:style-name="P10"><text:a xlink:type="simple" xlink:href="#__RefHeading___Toc3339_175011974" text:style-name="Index_20_Link" text:visited-style-name="Index_20_Link">Листинг программы</text:a><text:a xlink:type="simple" xlink:href="#__RefHeading___Toc3339_175011974" text:style-name="Index_20_Link" text:visited-style-name="Index_20_Link"><text:span text:style-name="Bullet_20_Symbols"><text:tab/>2</text:span></text:a></text:p>
          <text:p text:style-name="P10"><text:a xlink:type="simple" xlink:href="#__RefHeading___Toc3341_175011974" text:style-name="Index_20_Link" text:visited-style-name="Index_20_Link">Результат работы программы</text:a><text:a xlink:type="simple" xlink:href="#__RefHeading___Toc3341_175011974" text:style-name="Index_20_Link" text:visited-style-name="Index_20_Link"><text:span text:style-name="Bullet_20_Symbols"><text:tab/>4</text:span></text:a></text:p>
          <text:p text:style-name="P10"><text:a xlink:type="simple" xlink:href="#__RefHeading___Toc3343_175011974" text:style-name="Index_20_Link" text:visited-style-name="Index_20_Link">Вывод</text:a><text:a xlink:type="simple" xlink:href="#__RefHeading___Toc3343_175011974" text:style-name="Index_20_Link" text:visited-style-name="Index_20_Link"><text:span text:style-name="Bullet_20_Symbols"><text:tab/>5</text:span></text:a></text:p>
        </text:index-body>
      </text:table-of-content>
      <text:p text:style-name="P12"/>
      <text:h text:style-name="P19" text:outline-level="1"><text:bookmark-start text:name="__RefHeading___Toc1780_175011974"/>Цель<text:bookmark-end text:name="__RefHeading___Toc1780_175011974"/></text:h>
      <text:list xml:id="list395323152" text:style-name="L1">
        <text:list-item>
          <text:p text:style-name="P22">Изучить прямые и итерационные методы решения систем линейных алгебраических уравнения (СЛАУ).</text:p>
        </text:list-item>
        <text:list-item>
          <text:p text:style-name="P21">Выполнить программную реализацию выбранного метода.</text:p>
        </text:list-item>
      </text:list>
      <text:h text:style-name="Heading_20_1" text:outline-level="1"><text:bookmark-start text:name="__RefHeading___Toc3337_175011974"/>Описание метода<text:bookmark-end text:name="__RefHeading___Toc3337_175011974"/></text:h>
      <text:p text:style-name="P23"><text:tab/>В данной лабораторной работе использовался метод простых итераций.</text:p>
      <text:p text:style-name="P24">Метод простых итераций — это один из итерационных численных методов, используемых для нахождения решений систем линейных алгебраических уравнений. Этот метод основан на итеративном процессе, который позволяет постепенно приближаться к решению.</text:p>
      <text:p text:style-name="P13"><text:span text:style-name="T5">Основная идея метода заключается в следующем: дано уравнение</text:span><text:span text:style-name="T5"><draw:frame draw:style-name="fr1" draw:name="Object1" text:anchor-type="as-char" svg:y="-0.1874in" svg:width="0.7098in" svg:height="0.2366in" draw:z-index="0"><draw:object xlink:href="./Object 1" xlink:type="simple" xlink:show="embed" xlink:actuate="onLoad"/><draw:image xlink:href="./ObjectReplacements/Object 1" xlink:type="simple" xlink:show="embed" xlink:actuate="onLoad"/></draw:frame></text:span><text:span text:style-name="T5">, где</text:span><text:span text:style-name="T5"><draw:frame draw:style-name="fr1" draw:name="Object2" text:anchor-type="as-char" svg:y="-0.1874in" svg:width="0.4272in" svg:height="0.2362in" draw:z-index="1"><draw:object xlink:href="./Object 2" xlink:type="simple" xlink:show="embed" xlink:actuate="onLoad"/><draw:image xlink:href="./ObjectReplacements/Object 2" xlink:type="simple" xlink:show="embed" xlink:actuate="onLoad"/></draw:frame></text:span><text:span text:style-name="T5">некоторая функция. Метод Простых итераций предлагает преобразовать это уравнение к виду</text:span><text:span text:style-name="T5"><draw:frame draw:style-name="fr1" draw:name="Object3" text:anchor-type="as-char" svg:y="-0.1874in" svg:width="0.7161in" svg:height="0.2366in" draw:z-index="2"><draw:object xlink:href="./Object 3" xlink:type="simple" xlink:show="embed" xlink:actuate="onLoad"/><draw:image xlink:href="./ObjectReplacements/Object 3" xlink:type="simple" xlink:show="embed" xlink:actuate="onLoad"/></draw:frame></text:span><text:span text:style-name="T5">, где</text:span><text:span text:style-name="T5"><draw:frame draw:style-name="fr1" draw:name="Object4" text:anchor-type="as-char" svg:y="-0.1874in" svg:width="0.4201in" svg:height="0.2362in" draw:z-index="3"><draw:object xlink:href="./Object 4" xlink:type="simple" xlink:show="embed" xlink:actuate="onLoad"/><draw:image xlink:href="./ObjectReplacements/Object 4" xlink:type="simple" xlink:show="embed" xlink:actuate="onLoad"/></draw:frame></text:span><text:span text:style-name="T5">- другая функция. Затем начальное приближение</text:span><text:span text:style-name="T5"><draw:frame draw:style-name="fr1" draw:name="Object5" text:anchor-type="as-char" svg:y="-0.1874in" svg:width="0.2283in" svg:height="0.2791in" draw:z-index="4"><draw:object xlink:href="./Object 5" xlink:type="simple" xlink:show="embed" xlink:actuate="onLoad"/><draw:image xlink:href="./ObjectReplacements/Object 5" xlink:type="simple" xlink:show="embed" xlink:actuate="onLoad"/></draw:frame></text:span><text:span text:style-name="T5">выбирается произвольным образом, и затем последовательно вычисляются значения</text:span><text:span text:style-name="T5"><draw:frame draw:style-name="fr1" draw:name="Object6" text:anchor-type="as-char" svg:y="-0.1874in" svg:width="0.8201in" svg:height="0.2799in" draw:z-index="5"><draw:object xlink:href="./Object 6" xlink:type="simple" xlink:show="embed" xlink:actuate="onLoad"/><draw:image xlink:href="./ObjectReplacements/Object 6" xlink:type="simple" xlink:show="embed" xlink:actuate="onLoad"/></draw:frame></text:span><text:span text:style-name="T5">,</text:span><text:span text:style-name="T5"><draw:frame draw:style-name="fr1" draw:name="Object7" text:anchor-type="as-char" svg:y="-0.1874in" svg:width="0.8181in" svg:height="0.2799in" draw:z-index="6"><draw:object xlink:href="./Object 7" xlink:type="simple" xlink:show="embed" xlink:actuate="onLoad"/><draw:image xlink:href="./ObjectReplacements/Object 7" xlink:type="simple" xlink:show="embed" xlink:actuate="onLoad"/></draw:frame></text:span><text:span text:style-name="T5">,</text:span><text:span text:style-name="T5"><draw:frame draw:style-name="fr1" draw:name="Object8" text:anchor-type="as-char" svg:y="-0.1874in" svg:width="0.8193in" svg:height="0.2799in" draw:z-index="7"><draw:object xlink:href="./Object 8" xlink:type="simple" xlink:show="embed" xlink:actuate="onLoad"/><draw:image xlink:href="./ObjectReplacements/Object 8" xlink:type="simple" xlink:show="embed" xlink:actuate="onLoad"/></draw:frame></text:span><text:span text:style-name="T5">, и так далее.</text:span></text:p>
      <text:p text:style-name="P13"><text:span text:style-name="T5">Таким образом, получается последовательность приближений</text:span><text:span text:style-name="T5"><draw:frame draw:style-name="fr1" draw:name="Object9" text:anchor-type="as-char" svg:y="-0.1874in" svg:width="0.2283in" svg:height="0.2791in" draw:z-index="8"><draw:object xlink:href="./Object 9" xlink:type="simple" xlink:show="embed" xlink:actuate="onLoad"/><draw:image xlink:href="./ObjectReplacements/Object 9" xlink:type="simple" xlink:show="embed" xlink:actuate="onLoad"/></draw:frame></text:span><text:span text:style-name="T5">,</text:span><text:span text:style-name="T5"><draw:frame draw:style-name="fr1" draw:name="Object10" text:anchor-type="as-char" svg:y="-0.1874in" svg:width="0.2264in" svg:height="0.2791in" draw:z-index="9"><draw:object xlink:href="./Object 10" xlink:type="simple" xlink:show="embed" xlink:actuate="onLoad"/><draw:image xlink:href="./ObjectReplacements/Object 10" xlink:type="simple" xlink:show="embed" xlink:actuate="onLoad"/></draw:frame></text:span><text:span text:style-name="T5">,</text:span><text:span text:style-name="T5"><draw:frame draw:style-name="fr1" draw:name="Object11" text:anchor-type="as-char" svg:y="-0.1874in" svg:width="0.2264in" svg:height="0.2791in" draw:z-index="10"><draw:object xlink:href="./Object 11" xlink:type="simple" xlink:show="embed" xlink:actuate="onLoad"/><draw:image xlink:href="./ObjectReplacements/Object 11" xlink:type="simple" xlink:show="embed" xlink:actuate="onLoad"/></draw:frame></text:span><text:span text:style-name="T5">, и т.д. Условие сходимости метода простых итераций обычно проверяется через расчет нормы матрицы. Для того чтобы метод сходился, необходимо, чтобы модуль нормы был меньше 1 на всей области сходимости.</text:span></text:p>
      <text:p text:style-name="P24">Итерации заканчиваются в тот момент, когда максимальный из векторов погрешностей станет меньше заданной точности. </text:p>
      <text:p text:style-name="P25">Рабочая формула метода простой итерации:</text:p>
      <text:p text:style-name="P25"><draw:frame draw:style-name="fr1" draw:name="Object12" text:anchor-type="as-char" svg:y="-0.352in" svg:width="3.3602in" svg:height="0.5957in" draw:z-index="11"><draw:object xlink:href="./Object 12" xlink:type="simple" xlink:show="embed" xlink:actuate="onLoad"/><draw:image xlink:href="./ObjectReplacements/Object 12" xlink:type="simple" xlink:show="embed" xlink:actuate="onLoad"/></draw:frame></text:p>
      <text:p text:style-name="P25">Условие диагонального преобладания:</text:p>
      <text:p text:style-name="P25"><draw:frame draw:style-name="fr1" draw:name="Object13" text:anchor-type="as-char" svg:y="-0.211in" svg:width="2.4665in" svg:height="0.4465in" draw:z-index="12"><draw:object xlink:href="./Object 13" xlink:type="simple" xlink:show="embed" xlink:actuate="onLoad"/><draw:image xlink:href="./ObjectReplacements/Object 13" xlink:type="simple" xlink:show="embed" xlink:actuate="onLoad"/></draw:frame></text:p>
      <text:h text:style-name="Heading_20_1" text:outline-level="1"><text:bookmark-start text:name="__RefHeading___Toc3339_175011974"/>Листинг программы<text:bookmark-end text:name="__RefHeading___Toc3339_175011974"/></text:h>
      <text:p text:style-name="Text_20_body"><text:tab/><text:span text:style-name="T9">Полный код программы на языке Java находится в качестве приложения в репозитории на сайте github.com </text:span><text:a xlink:type="simple" xlink:href="https://github.com/alldaygooning/simple-iterations-method" text:style-name="Internet_20_link" text:visited-style-name="Visited_20_Internet_20_Link"><text:span text:style-name="T9">по ссылке</text:span></text:a><text:span text:style-name="T9">.</text:span></text:p>
      <text:p text:style-name="P17">Класс <text:a xlink:type="simple" xlink:href="https://github.com/alldaygooning/simple-iterations-method/blob/master/src/main/java/nikita/math/LinearSystem.java" text:style-name="Internet_20_link" text:visited-style-name="Visited_20_Internet_20_Link">LinearSystem</text:a>, в котором производятся расчеты изначального приблежения <text:span text:style-name="T12">getInitialApproximation()</text:span><text:span text:style-name="T3"> и расчеты приближенных значений </text:span><text:span text:style-name="T12">solve()</text:span><text:span text:style-name="T3">.</text:span></text:p>
      <text:p text:style-name="P15"><text:span text:style-name="T10">package</text:span><text:span text:style-name="T11"> nikita.math;</text:span></text:p>
      <text:p text:style-name="P14"/>
      <text:p text:style-name="P15"><text:span text:style-name="T10">import</text:span><text:span text:style-name="T11"> java.util.ArrayList;</text:span></text:p>
      <text:p text:style-name="P14"/>
      <text:p text:style-name="P15"><text:span text:style-name="T10">import</text:span><text:span text:style-name="T11"> nikita.exception.ExecutionException;</text:span></text:p>
      <text:p text:style-name="P15"><text:span text:style-name="T10">import</text:span><text:span text:style-name="T11"> nikita.output.ConsolePrinter;</text:span></text:p>
      <text:p text:style-name="P14"/>
      <text:p text:style-name="P15"><text:span text:style-name="T10">public</text:span><text:span text:style-name="T11"> </text:span><text:span text:style-name="T10">class</text:span><text:span text:style-name="T11"> LinearSystem {</text:span></text:p>
      <text:p text:style-name="P15"><text:span text:style-name="T11"><text:tab/></text:span><text:span text:style-name="T10">float</text:span><text:span text:style-name="T11"> </text:span><text:span text:style-name="T16">absoluteAccuracy</text:span><text:span text:style-name="T11">;</text:span></text:p>
      <text:p text:style-name="P15"><text:span text:style-name="T11"><text:tab/>Matrix </text:span><text:span text:style-name="T16">matrix</text:span><text:span text:style-name="T11">;</text:span></text:p>
      <text:p text:style-name="P15"><text:soft-page-break/><text:span text:style-name="T11"><text:tab/>ArrayList&lt;Approximation&gt; </text:span><text:span text:style-name="T16">approximations</text:span><text:span text:style-name="T11"> = </text:span><text:span text:style-name="T10">new</text:span><text:span text:style-name="T11"> ArrayList&lt;Approximation&gt;();</text:span></text:p>
      <text:p text:style-name="P15"><text:span text:style-name="T11"><text:tab/></text:span><text:span text:style-name="T10">int</text:span><text:span text:style-name="T11"> </text:span><text:span text:style-name="T16">iteration</text:span><text:span text:style-name="T11"> = 0;</text:span></text:p>
      <text:p text:style-name="P14"/>
      <text:p text:style-name="P15"><text:span text:style-name="T11"><text:tab/></text:span><text:span text:style-name="T10">public</text:span><text:span text:style-name="T11"> LinearSystem(</text:span><text:span text:style-name="T10">float</text:span><text:span text:style-name="T11"> </text:span><text:span text:style-name="T18">absoluteAccuracy</text:span><text:span text:style-name="T11">, Matrix </text:span><text:span text:style-name="T18">matrix</text:span><text:span text:style-name="T11">) {</text:span></text:p>
      <text:p text:style-name="P15"><text:span text:style-name="T11"><text:tab/><text:tab/></text:span><text:span text:style-name="T10">this</text:span><text:span text:style-name="T11">.</text:span><text:span text:style-name="T16">absoluteAccuracy</text:span><text:span text:style-name="T11"> = </text:span><text:span text:style-name="T18">absoluteAccuracy</text:span><text:span text:style-name="T11">;</text:span></text:p>
      <text:p text:style-name="P15"><text:span text:style-name="T11"><text:tab/><text:tab/></text:span><text:span text:style-name="T10">this</text:span><text:span text:style-name="T11">.</text:span><text:span text:style-name="T16">matrix</text:span><text:span text:style-name="T11"> = </text:span><text:span text:style-name="T18">matrix</text:span><text:span text:style-name="T11">;</text:span></text:p>
      <text:p text:style-name="P14"/>
      <text:p text:style-name="P15"><text:span text:style-name="T11"><text:tab/><text:tab/></text:span><text:span text:style-name="T10">if</text:span><text:span text:style-name="T11"> (!</text:span><text:span text:style-name="T10">this</text:span><text:span text:style-name="T11">.</text:span><text:span text:style-name="T16">matrix</text:span><text:span text:style-name="T11">.isDiagonalDominanceEnforcable()) {</text:span></text:p>
      <text:p text:style-name="P15"><text:span text:style-name="T11"><text:tab/><text:tab/><text:tab/></text:span><text:span text:style-name="T10">throw</text:span><text:span text:style-name="T11"> </text:span><text:span text:style-name="T10">new</text:span><text:span text:style-name="T11"> ExecutionException(</text:span><text:span text:style-name="T19">"No perfect matching found. Diagonal dominance cannot be enforced."</text:span><text:span text:style-name="T11">);</text:span></text:p>
      <text:p text:style-name="P27"><text:tab/><text:tab/>}</text:p>
      <text:p text:style-name="P15"><text:span text:style-name="T11"><text:tab/><text:tab/></text:span><text:span text:style-name="T10">this</text:span><text:span text:style-name="T11">.</text:span><text:span text:style-name="T16">matrix</text:span><text:span text:style-name="T11">.enforceDiagonalDominance();</text:span></text:p>
      <text:p text:style-name="P14"/>
      <text:p text:style-name="P15"><text:span text:style-name="T11"><text:tab/><text:tab/>ConsolePrinter.</text:span><text:span text:style-name="T14">println</text:span><text:span text:style-name="T11">(ConsolePrinter.</text:span><text:span text:style-name="T17">LINE</text:span><text:span text:style-name="T11">);</text:span></text:p>
      <text:p text:style-name="P15"><text:span text:style-name="T11"><text:tab/><text:tab/>ConsolePrinter.</text:span><text:span text:style-name="T14">println</text:span><text:span text:style-name="T11">(</text:span><text:span text:style-name="T10">this</text:span><text:span text:style-name="T11">.toString());</text:span></text:p>
      <text:p text:style-name="P15"><text:span text:style-name="T11"><text:tab/><text:tab/>ConsolePrinter.</text:span><text:span text:style-name="T14">println</text:span><text:span text:style-name="T11">(ConsolePrinter.</text:span><text:span text:style-name="T17">LINE</text:span><text:span text:style-name="T11">);</text:span></text:p>
      <text:p text:style-name="P14"/>
      <text:p text:style-name="P15"><text:span text:style-name="T11"><text:tab/><text:tab/></text:span><text:span text:style-name="T10">this</text:span><text:span text:style-name="T11">.getInitialApproximation();</text:span></text:p>
      <text:p text:style-name="P15"><text:span text:style-name="T11"><text:tab/><text:tab/>printApproximation(0, </text:span><text:span text:style-name="T10">this</text:span><text:span text:style-name="T11">.</text:span><text:span text:style-name="T16">approximations</text:span><text:span text:style-name="T11">.get(0).</text:span><text:span text:style-name="T16">values</text:span><text:span text:style-name="T11">, </text:span><text:span text:style-name="T10">null</text:span><text:span text:style-name="T11">);</text:span></text:p>
      <text:p text:style-name="P15"><text:span text:style-name="T11"><text:tab/><text:tab/>ConsolePrinter.</text:span><text:span text:style-name="T14">println</text:span><text:span text:style-name="T11">(ConsolePrinter.</text:span><text:span text:style-name="T17">LINE</text:span><text:span text:style-name="T11">);</text:span></text:p>
      <text:p text:style-name="P15"><text:span text:style-name="T11"><text:tab/><text:tab/></text:span><text:span text:style-name="T10">this</text:span><text:span text:style-name="T11">.solve();</text:span></text:p>
      <text:p text:style-name="P27"><text:tab/>}</text:p>
      <text:p text:style-name="P14"/>
      <text:p text:style-name="P15"><text:span text:style-name="T11"><text:tab/></text:span><text:span text:style-name="T10">public</text:span><text:span text:style-name="T11"> </text:span><text:span text:style-name="T10">void</text:span><text:span text:style-name="T11"> getInitialApproximation() {</text:span></text:p>
      <text:p text:style-name="P15"><text:span text:style-name="T11"><text:tab/><text:tab/>ArrayList&lt;Float&gt; </text:span><text:span text:style-name="T18">values</text:span><text:span text:style-name="T11"> = </text:span><text:span text:style-name="T10">new</text:span><text:span text:style-name="T11"> ArrayList&lt;Float&gt;();</text:span></text:p>
      <text:p text:style-name="P15"><text:span text:style-name="T11"><text:tab/><text:tab/></text:span><text:span text:style-name="T10">for</text:span><text:span text:style-name="T11"> (</text:span><text:span text:style-name="T10">int</text:span><text:span text:style-name="T11"> </text:span><text:span text:style-name="T18">i</text:span><text:span text:style-name="T11"> = 0; </text:span><text:span text:style-name="T18">i</text:span><text:span text:style-name="T11"> &lt; </text:span><text:span text:style-name="T10">this</text:span><text:span text:style-name="T11">.</text:span><text:span text:style-name="T16">matrix</text:span><text:span text:style-name="T11">.</text:span><text:span text:style-name="T16">size</text:span><text:span text:style-name="T11">; </text:span><text:span text:style-name="T18">i</text:span><text:span text:style-name="T11">++) {</text:span></text:p>
      <text:p text:style-name="P15"><text:span text:style-name="T11"><text:tab/><text:tab/><text:tab/>Row </text:span><text:span text:style-name="T18">currentRow</text:span><text:span text:style-name="T11"> = </text:span><text:span text:style-name="T10">this</text:span><text:span text:style-name="T11">.</text:span><text:span text:style-name="T16">matrix</text:span><text:span text:style-name="T11">.</text:span><text:span text:style-name="T16">rows</text:span><text:span text:style-name="T11">[</text:span><text:span text:style-name="T18">i</text:span><text:span text:style-name="T11">];</text:span></text:p>
      <text:p text:style-name="P15"><text:span text:style-name="T11"><text:tab/><text:tab/><text:tab/></text:span><text:span text:style-name="T18">values</text:span><text:span text:style-name="T11">.add(</text:span><text:span text:style-name="T18">currentRow</text:span><text:span text:style-name="T11">.</text:span><text:span text:style-name="T16">result</text:span><text:span text:style-name="T11"> / </text:span><text:span text:style-name="T18">currentRow</text:span><text:span text:style-name="T11">.</text:span><text:span text:style-name="T16">values</text:span><text:span text:style-name="T11">[</text:span><text:span text:style-name="T18">i</text:span><text:span text:style-name="T11">]);</text:span></text:p>
      <text:p text:style-name="P27"><text:tab/><text:tab/>}</text:p>
      <text:p text:style-name="P15"><text:span text:style-name="T11"><text:tab/><text:tab/></text:span><text:span text:style-name="T10">float</text:span><text:span text:style-name="T11">[] </text:span><text:span text:style-name="T18">primitiveValues</text:span><text:span text:style-name="T11"> = </text:span><text:span text:style-name="T10">new</text:span><text:span text:style-name="T11"> </text:span><text:span text:style-name="T10">float</text:span><text:span text:style-name="T11">[</text:span><text:span text:style-name="T18">values</text:span><text:span text:style-name="T11">.size()];</text:span></text:p>
      <text:p text:style-name="P15"><text:span text:style-name="T11"><text:tab/><text:tab/></text:span><text:span text:style-name="T10">for</text:span><text:span text:style-name="T11"> (</text:span><text:span text:style-name="T10">int</text:span><text:span text:style-name="T11"> </text:span><text:span text:style-name="T18">i</text:span><text:span text:style-name="T11"> = 0; </text:span><text:span text:style-name="T18">i</text:span><text:span text:style-name="T11"> &lt; </text:span><text:span text:style-name="T18">values</text:span><text:span text:style-name="T11">.size(); </text:span><text:span text:style-name="T18">i</text:span><text:span text:style-name="T11">++) {</text:span></text:p>
      <text:p text:style-name="P15"><text:span text:style-name="T11"><text:tab/><text:tab/><text:tab/></text:span><text:span text:style-name="T18">primitiveValues</text:span><text:span text:style-name="T11">[</text:span><text:span text:style-name="T18">i</text:span><text:span text:style-name="T11">] = </text:span><text:span text:style-name="T18">values</text:span><text:span text:style-name="T11">.get(</text:span><text:span text:style-name="T18">i</text:span><text:span text:style-name="T11">);</text:span></text:p>
      <text:p text:style-name="P27"><text:tab/><text:tab/>}</text:p>
      <text:p text:style-name="P15"><text:span text:style-name="T11"><text:tab/><text:tab/></text:span><text:span text:style-name="T10">this</text:span><text:span text:style-name="T11">.</text:span><text:span text:style-name="T16">approximations</text:span><text:span text:style-name="T11">.add(</text:span><text:span text:style-name="T10">new</text:span><text:span text:style-name="T11"> Approximation(</text:span><text:span text:style-name="T18">primitiveValues</text:span><text:span text:style-name="T11">));</text:span></text:p>
      <text:p text:style-name="P27"><text:tab/>}</text:p>
      <text:p text:style-name="P14"/>
      <text:p text:style-name="P15"><text:span text:style-name="T11"><text:tab/></text:span><text:span text:style-name="T10">public</text:span><text:span text:style-name="T11"> </text:span><text:span text:style-name="T10">void</text:span><text:span text:style-name="T11"> solve() {</text:span></text:p>
      <text:p text:style-name="P15"><text:span text:style-name="T11"><text:tab/><text:tab/></text:span><text:span text:style-name="T10">boolean</text:span><text:span text:style-name="T11"> </text:span><text:span text:style-name="T18">converged</text:span><text:span text:style-name="T11"> = </text:span><text:span text:style-name="T10">false</text:span><text:span text:style-name="T11">;</text:span></text:p>
      <text:p text:style-name="P15"><text:span text:style-name="T11"><text:tab/><text:tab/></text:span><text:span text:style-name="T10">int</text:span><text:span text:style-name="T11"> </text:span><text:span text:style-name="T18">maxIterations</text:span><text:span text:style-name="T11"> = 1000; </text:span><text:span text:style-name="T20">// </text:span><text:span text:style-name="T21">Ну</text:span><text:span text:style-name="T20"> </text:span><text:span text:style-name="T21">чтобы</text:span><text:span text:style-name="T20"> </text:span><text:span text:style-name="T21">слишком</text:span><text:span text:style-name="T20"> </text:span><text:span text:style-name="T21">долго</text:span><text:span text:style-name="T20"> </text:span><text:span text:style-name="T21">не</text:span><text:span text:style-name="T20"> </text:span><text:span text:style-name="T21">считало</text:span><text:span text:style-name="T20"> </text:span><text:span text:style-name="T21">если</text:span><text:span text:style-name="T20"> </text:span><text:span text:style-name="T21">что</text:span></text:p>
      <text:p text:style-name="P14"/>
      <text:p text:style-name="P15"><text:span text:style-name="T11"><text:tab/><text:tab/></text:span><text:span text:style-name="T10">while</text:span><text:span text:style-name="T11"> (!</text:span><text:span text:style-name="T18">converged</text:span><text:span text:style-name="T11"> &amp;&amp; </text:span><text:span text:style-name="T16">iteration</text:span><text:span text:style-name="T11"> &lt; </text:span><text:span text:style-name="T18">maxIterations</text:span><text:span text:style-name="T11">) {</text:span></text:p>
      <text:p text:style-name="P15"><text:span text:style-name="T11"><text:tab/><text:tab/><text:tab/>Approximation </text:span><text:span text:style-name="T18">prevApproximation</text:span><text:span text:style-name="T11"> = </text:span><text:span text:style-name="T10">this</text:span><text:span text:style-name="T11">.</text:span><text:span text:style-name="T16">approximations</text:span><text:span text:style-name="T11">.get(</text:span><text:span text:style-name="T10">this</text:span><text:span text:style-name="T11">.</text:span><text:span text:style-name="T16">approximations</text:span><text:span text:style-name="T11">.size() - 1);</text:span></text:p>
      <text:p text:style-name="P15"><text:span text:style-name="T11"><text:tab/><text:tab/><text:tab/></text:span><text:span text:style-name="T10">float</text:span><text:span text:style-name="T11">[] </text:span><text:span text:style-name="T18">currentApprox</text:span><text:span text:style-name="T11"> = </text:span><text:span text:style-name="T18">prevApproximation</text:span><text:span text:style-name="T11">.</text:span><text:span text:style-name="T16">values</text:span><text:span text:style-name="T11">;</text:span></text:p>
      <text:p text:style-name="P15"><text:span text:style-name="T11"><text:tab/><text:tab/><text:tab/></text:span><text:span text:style-name="T10">float</text:span><text:span text:style-name="T11">[] </text:span><text:span text:style-name="T18">newApprox</text:span><text:span text:style-name="T11"> = </text:span><text:span text:style-name="T10">new</text:span><text:span text:style-name="T11"> </text:span><text:span text:style-name="T10">float</text:span><text:span text:style-name="T11">[</text:span><text:span text:style-name="T18">currentApprox</text:span><text:span text:style-name="T11">.</text:span><text:span text:style-name="T16">length</text:span><text:span text:style-name="T11">];</text:span></text:p>
      <text:p text:style-name="P15"><text:span text:style-name="T11"><text:tab/><text:tab/><text:tab/></text:span><text:span text:style-name="T10">float</text:span><text:span text:style-name="T11">[] </text:span><text:span text:style-name="T18">diffVector</text:span><text:span text:style-name="T11"> = </text:span><text:span text:style-name="T10">new</text:span><text:span text:style-name="T11"> </text:span><text:span text:style-name="T10">float</text:span><text:span text:style-name="T11">[</text:span><text:span text:style-name="T18">currentApprox</text:span><text:span text:style-name="T11">.</text:span><text:span text:style-name="T16">length</text:span><text:span text:style-name="T11">];</text:span></text:p>
      <text:p text:style-name="P15"><text:span text:style-name="T11"><text:tab/><text:tab/><text:tab/></text:span><text:span text:style-name="T10">float</text:span><text:span text:style-name="T11"> </text:span><text:span text:style-name="T18">maxDiff</text:span><text:span text:style-name="T11"> = 0;</text:span></text:p>
      <text:p text:style-name="P14"/>
      <text:p text:style-name="P15"><text:span text:style-name="T11"><text:tab/><text:tab/><text:tab/></text:span><text:span text:style-name="T20">// </text:span><text:span text:style-name="T21">Новое</text:span><text:span text:style-name="T20"> </text:span><text:span text:style-name="T21">приближение</text:span><text:span text:style-name="T20"> </text:span><text:span text:style-name="T21">для</text:span><text:span text:style-name="T20"> </text:span><text:span text:style-name="T21">каждого</text:span><text:span text:style-name="T20"> x</text:span></text:p>
      <text:p text:style-name="P15"><text:span text:style-name="T11"><text:tab/><text:tab/><text:tab/></text:span><text:span text:style-name="T10">for</text:span><text:span text:style-name="T11"> (</text:span><text:span text:style-name="T10">int</text:span><text:span text:style-name="T11"> </text:span><text:span text:style-name="T18">i</text:span><text:span text:style-name="T11"> = 0; </text:span><text:span text:style-name="T18">i</text:span><text:span text:style-name="T11"> &lt; </text:span><text:span text:style-name="T16">matrix</text:span><text:span text:style-name="T11">.</text:span><text:span text:style-name="T16">size</text:span><text:span text:style-name="T11">; </text:span><text:span text:style-name="T18">i</text:span><text:span text:style-name="T11">++) {</text:span></text:p>
      <text:p text:style-name="P15"><text:span text:style-name="T11"><text:tab/><text:tab/><text:tab/><text:tab/>Row </text:span><text:span text:style-name="T18">currentRow</text:span><text:span text:style-name="T11"> = </text:span><text:span text:style-name="T16">matrix</text:span><text:span text:style-name="T11">.</text:span><text:span text:style-name="T16">rows</text:span><text:span text:style-name="T11">[</text:span><text:span text:style-name="T18">i</text:span><text:span text:style-name="T11">];</text:span></text:p>
      <text:p text:style-name="P15"><text:span text:style-name="T11"><text:tab/><text:tab/><text:tab/><text:tab/></text:span><text:span text:style-name="T10">float</text:span><text:span text:style-name="T11"> </text:span><text:span text:style-name="T18">sum</text:span><text:span text:style-name="T11"> = 0;</text:span></text:p>
      <text:p text:style-name="P15"><text:span text:style-name="T11"><text:tab/><text:tab/><text:tab/><text:tab/></text:span><text:span text:style-name="T10">for</text:span><text:span text:style-name="T11"> (</text:span><text:span text:style-name="T10">int</text:span><text:span text:style-name="T11"> </text:span><text:span text:style-name="T18">j</text:span><text:span text:style-name="T11"> = 0; </text:span><text:span text:style-name="T18">j</text:span><text:span text:style-name="T11"> &lt; </text:span><text:span text:style-name="T16">matrix</text:span><text:span text:style-name="T11">.</text:span><text:span text:style-name="T16">size</text:span><text:span text:style-name="T11">; </text:span><text:span text:style-name="T18">j</text:span><text:span text:style-name="T11">++) {</text:span></text:p>
      <text:p text:style-name="P15"><text:span text:style-name="T11"><text:tab/><text:tab/><text:tab/><text:tab/><text:tab/></text:span><text:span text:style-name="T10">if</text:span><text:span text:style-name="T11"> (</text:span><text:span text:style-name="T18">j</text:span><text:span text:style-name="T11"> != </text:span><text:span text:style-name="T18">i</text:span><text:span text:style-name="T11">) {</text:span></text:p>
      <text:p text:style-name="P15"><text:span text:style-name="T11"><text:tab/><text:tab/><text:tab/><text:tab/><text:tab/><text:tab/></text:span><text:span text:style-name="T18">sum</text:span><text:span text:style-name="T11"> += </text:span><text:span text:style-name="T18">currentRow</text:span><text:span text:style-name="T11">.</text:span><text:span text:style-name="T16">values</text:span><text:span text:style-name="T11">[</text:span><text:span text:style-name="T18">j</text:span><text:span text:style-name="T11">] * </text:span><text:span text:style-name="T18">currentApprox</text:span><text:span text:style-name="T11">[</text:span><text:span text:style-name="T18">j</text:span><text:span text:style-name="T11">];</text:span></text:p>
      <text:p text:style-name="P27"><text:tab/><text:tab/><text:tab/><text:tab/><text:tab/>}</text:p>
      <text:p text:style-name="P27"><text:tab/><text:tab/><text:tab/><text:tab/>}</text:p>
      <text:p text:style-name="P15"><text:span text:style-name="T11"><text:tab/><text:tab/><text:tab/><text:tab/></text:span><text:span text:style-name="T18">newApprox</text:span><text:span text:style-name="T11">[</text:span><text:span text:style-name="T18">i</text:span><text:span text:style-name="T11">] = (</text:span><text:span text:style-name="T18">currentRow</text:span><text:span text:style-name="T11">.</text:span><text:span text:style-name="T16">result</text:span><text:span text:style-name="T11"> - </text:span><text:span text:style-name="T18">sum</text:span><text:span text:style-name="T11">) / </text:span><text:span text:style-name="T18">currentRow</text:span><text:span text:style-name="T11">.</text:span><text:span text:style-name="T16">values</text:span><text:span text:style-name="T11">[</text:span><text:span text:style-name="T18">i</text:span><text:span text:style-name="T11">];</text:span></text:p>
      <text:p text:style-name="P14"/>
      <text:p text:style-name="P15"><text:span text:style-name="T11"><text:tab/><text:tab/><text:tab/><text:tab/></text:span><text:span text:style-name="T20">// </text:span><text:span text:style-name="T21">Абсолютная</text:span><text:span text:style-name="T20"> </text:span><text:span text:style-name="T21">погрешность</text:span><text:span text:style-name="T20"> </text:span><text:span text:style-name="T21">для</text:span><text:span text:style-name="T20"> </text:span><text:span text:style-name="T21">каждого</text:span><text:span text:style-name="T20"> x</text:span></text:p>
      <text:p text:style-name="P15"><text:span text:style-name="T11"><text:tab/><text:tab/><text:tab/><text:tab/></text:span><text:span text:style-name="T10">float</text:span><text:span text:style-name="T11"> </text:span><text:span text:style-name="T18">diff</text:span><text:span text:style-name="T11"> = Math.</text:span><text:span text:style-name="T14">abs</text:span><text:span text:style-name="T11">(</text:span><text:span text:style-name="T18">newApprox</text:span><text:span text:style-name="T11">[</text:span><text:span text:style-name="T18">i</text:span><text:span text:style-name="T11">] - </text:span><text:span text:style-name="T18">currentApprox</text:span><text:span text:style-name="T11">[</text:span><text:span text:style-name="T18">i</text:span><text:span text:style-name="T11">]);</text:span></text:p>
      <text:p text:style-name="P15"><text:span text:style-name="T11"><text:tab/><text:tab/><text:tab/><text:tab/></text:span><text:span text:style-name="T18">diffVector</text:span><text:span text:style-name="T11">[</text:span><text:span text:style-name="T18">i</text:span><text:span text:style-name="T11">] = </text:span><text:span text:style-name="T18">diff</text:span><text:span text:style-name="T11">;</text:span></text:p>
      <text:p text:style-name="P15"><text:span text:style-name="T11"><text:tab/><text:tab/><text:tab/><text:tab/></text:span><text:span text:style-name="T10">if</text:span><text:span text:style-name="T11"> (</text:span><text:span text:style-name="T18">diff</text:span><text:span text:style-name="T11"> &gt; </text:span><text:span text:style-name="T18">maxDiff</text:span><text:span text:style-name="T11">) {</text:span></text:p>
      <text:p text:style-name="P15"><text:span text:style-name="T11"><text:tab/><text:tab/><text:tab/><text:tab/><text:tab/></text:span><text:span text:style-name="T18">maxDiff</text:span><text:span text:style-name="T11"> = </text:span><text:span text:style-name="T18">diff</text:span><text:span text:style-name="T11">;</text:span></text:p>
      <text:p text:style-name="P27"><text:tab/><text:tab/><text:tab/><text:tab/>}</text:p>
      <text:p text:style-name="P27"><text:tab/><text:tab/><text:tab/>}</text:p>
      <text:p text:style-name="P14"/>
      <text:p text:style-name="P15"><text:span text:style-name="T11"><text:tab/><text:tab/><text:tab/></text:span><text:span text:style-name="T16">iteration</text:span><text:span text:style-name="T11">++;</text:span></text:p>
      <text:p text:style-name="P15"><text:span text:style-name="T11"><text:tab/><text:tab/><text:tab/>printApproximation(</text:span><text:span text:style-name="T16">iteration</text:span><text:span text:style-name="T11">, </text:span><text:span text:style-name="T18">newApprox</text:span><text:span text:style-name="T11">, </text:span><text:span text:style-name="T18">diffVector</text:span><text:span text:style-name="T11">);</text:span></text:p>
      <text:p text:style-name="P15"><text:soft-page-break/><text:span text:style-name="T11"><text:tab/><text:tab/><text:tab/>ConsolePrinter.</text:span><text:span text:style-name="T14">println</text:span><text:span text:style-name="T11">(</text:span><text:span text:style-name="T19">"Max difference: "</text:span><text:span text:style-name="T11"> + </text:span><text:span text:style-name="T18">maxDiff</text:span><text:span text:style-name="T11">);</text:span></text:p>
      <text:p text:style-name="P15"><text:span text:style-name="T11"><text:tab/><text:tab/><text:tab/>ConsolePrinter.</text:span><text:span text:style-name="T14">println</text:span><text:span text:style-name="T11">(ConsolePrinter.</text:span><text:span text:style-name="T17">LINE</text:span><text:span text:style-name="T11">);</text:span></text:p>
      <text:p text:style-name="P14"/>
      <text:p text:style-name="P15"><text:span text:style-name="T11"><text:tab/><text:tab/><text:tab/></text:span><text:span text:style-name="T10">this</text:span><text:span text:style-name="T11">.</text:span><text:span text:style-name="T16">approximations</text:span><text:span text:style-name="T11">.add(</text:span><text:span text:style-name="T10">new</text:span><text:span text:style-name="T11"> Approximation(</text:span><text:span text:style-name="T18">newApprox</text:span><text:span text:style-name="T11">));</text:span></text:p>
      <text:p text:style-name="P14"/>
      <text:p text:style-name="P15"><text:span text:style-name="T11"><text:tab/><text:tab/><text:tab/></text:span><text:span text:style-name="T10">if</text:span><text:span text:style-name="T11"> (</text:span><text:span text:style-name="T18">maxDiff</text:span><text:span text:style-name="T11"> &lt; </text:span><text:span text:style-name="T16">absoluteAccuracy</text:span><text:span text:style-name="T11">) {</text:span></text:p>
      <text:p text:style-name="P15"><text:span text:style-name="T11"><text:tab/><text:tab/><text:tab/><text:tab/></text:span><text:span text:style-name="T18">converged</text:span><text:span text:style-name="T11"> = </text:span><text:span text:style-name="T10">true</text:span><text:span text:style-name="T11">;</text:span></text:p>
      <text:p text:style-name="P27"><text:tab/><text:tab/><text:tab/>}</text:p>
      <text:p text:style-name="P27"><text:tab/><text:tab/>}</text:p>
      <text:p text:style-name="P14"/>
      <text:p text:style-name="P15"><text:span text:style-name="T11"><text:tab/><text:tab/></text:span><text:span text:style-name="T10">if</text:span><text:span text:style-name="T11"> (!</text:span><text:span text:style-name="T18">converged</text:span><text:span text:style-name="T11">) {</text:span></text:p>
      <text:p text:style-name="P15"><text:span text:style-name="T11"><text:tab/><text:tab/><text:tab/></text:span><text:span text:style-name="T10">throw</text:span><text:span text:style-name="T11"> </text:span><text:span text:style-name="T10">new</text:span><text:span text:style-name="T11"> ExecutionException(</text:span><text:span text:style-name="T19">"The iterative method did not converge within the maximum allowed iterations."</text:span><text:span text:style-name="T11">);</text:span></text:p>
      <text:p text:style-name="P27"><text:tab/><text:tab/>}</text:p>
      <text:p text:style-name="P27"><text:tab/>}</text:p>
      <text:p text:style-name="P14"/>
      <text:p text:style-name="P15"><text:span text:style-name="T11"><text:tab/></text:span><text:span text:style-name="T10">private</text:span><text:span text:style-name="T11"> </text:span><text:span text:style-name="T10">void</text:span><text:span text:style-name="T11"> printApproximation(</text:span><text:span text:style-name="T10">int</text:span><text:span text:style-name="T11"> </text:span><text:span text:style-name="T18">iter</text:span><text:span text:style-name="T11">, </text:span><text:span text:style-name="T10">float</text:span><text:span text:style-name="T11">[] </text:span><text:span text:style-name="T18">approx</text:span><text:span text:style-name="T11">, </text:span><text:span text:style-name="T10">float</text:span><text:span text:style-name="T11">[] </text:span><text:span text:style-name="T18">diffVector</text:span><text:span text:style-name="T11">) {</text:span></text:p>
      <text:p text:style-name="P15"><text:span text:style-name="T11"><text:tab/><text:tab/></text:span><text:span text:style-name="T10">if</text:span><text:span text:style-name="T11"> (</text:span><text:span text:style-name="T18">iter</text:span><text:span text:style-name="T11"> == 0) {</text:span></text:p>
      <text:p text:style-name="P15"><text:span text:style-name="T11"><text:tab/><text:tab/><text:tab/>ConsolePrinter.</text:span><text:span text:style-name="T14">println</text:span><text:span text:style-name="T11">(</text:span><text:span text:style-name="T19">"Initial Approximation:"</text:span><text:span text:style-name="T11">);</text:span></text:p>
      <text:p text:style-name="P15"><text:span text:style-name="T11"><text:tab/><text:tab/>} </text:span><text:span text:style-name="T10">else</text:span><text:span text:style-name="T11"> {</text:span></text:p>
      <text:p text:style-name="P15"><text:span text:style-name="T11"><text:tab/><text:tab/><text:tab/>ConsolePrinter.</text:span><text:span text:style-name="T14">println</text:span><text:span text:style-name="T11">(</text:span><text:span text:style-name="T19">"Iteration "</text:span><text:span text:style-name="T11"> + </text:span><text:span text:style-name="T18">iter</text:span><text:span text:style-name="T11"> + </text:span><text:span text:style-name="T19">":"</text:span><text:span text:style-name="T11">);</text:span></text:p>
      <text:p text:style-name="P27"><text:tab/><text:tab/>}</text:p>
      <text:p text:style-name="P14"/>
      <text:p text:style-name="P15"><text:span text:style-name="T11"><text:tab/><text:tab/>StringBuilder </text:span><text:span text:style-name="T18">approximationStr</text:span><text:span text:style-name="T11"> = </text:span><text:span text:style-name="T10">new</text:span><text:span text:style-name="T11"> StringBuilder();</text:span></text:p>
      <text:p text:style-name="P15"><text:span text:style-name="T11"><text:tab/><text:tab/></text:span><text:span text:style-name="T10">for</text:span><text:span text:style-name="T11"> (</text:span><text:span text:style-name="T10">int</text:span><text:span text:style-name="T11"> </text:span><text:span text:style-name="T18">i</text:span><text:span text:style-name="T11"> = 0; </text:span><text:span text:style-name="T18">i</text:span><text:span text:style-name="T11"> &lt; </text:span><text:span text:style-name="T18">approx</text:span><text:span text:style-name="T11">.</text:span><text:span text:style-name="T16">length</text:span><text:span text:style-name="T11">; </text:span><text:span text:style-name="T18">i</text:span><text:span text:style-name="T11">++) {</text:span></text:p>
      <text:p text:style-name="P15"><text:span text:style-name="T11"><text:tab/><text:tab/><text:tab/></text:span><text:span text:style-name="T18">approximationStr</text:span><text:span text:style-name="T11">.append(String.</text:span><text:span text:style-name="T14">format</text:span><text:span text:style-name="T11">(</text:span><text:span text:style-name="T19">"x%d = %.10f\t"</text:span><text:span text:style-name="T11">, </text:span><text:span text:style-name="T18">i</text:span><text:span text:style-name="T11"> + 1, </text:span><text:span text:style-name="T18">approx</text:span><text:span text:style-name="T11">[</text:span><text:span text:style-name="T18">i</text:span><text:span text:style-name="T11">]));</text:span></text:p>
      <text:p text:style-name="P27"><text:tab/><text:tab/>}</text:p>
      <text:p text:style-name="P15"><text:span text:style-name="T11"><text:tab/><text:tab/>ConsolePrinter.</text:span><text:span text:style-name="T14">println</text:span><text:span text:style-name="T11">(</text:span><text:span text:style-name="T18">approximationStr</text:span><text:span text:style-name="T11">.toString());</text:span></text:p>
      <text:p text:style-name="P14"/>
      <text:p text:style-name="P15"><text:span text:style-name="T11"><text:tab/><text:tab/></text:span><text:span text:style-name="T10">if</text:span><text:span text:style-name="T11"> (</text:span><text:span text:style-name="T18">diffVector</text:span><text:span text:style-name="T11"> != </text:span><text:span text:style-name="T10">null</text:span><text:span text:style-name="T11">) {</text:span></text:p>
      <text:p text:style-name="P15"><text:span text:style-name="T11"><text:tab/><text:tab/><text:tab/>StringBuilder </text:span><text:span text:style-name="T18">diffsStr</text:span><text:span text:style-name="T11"> = </text:span><text:span text:style-name="T10">new</text:span><text:span text:style-name="T11"> StringBuilder(</text:span><text:span text:style-name="T19">""</text:span><text:span text:style-name="T11">);</text:span></text:p>
      <text:p text:style-name="P15"><text:span text:style-name="T11"><text:tab/><text:tab/><text:tab/></text:span><text:span text:style-name="T10">for</text:span><text:span text:style-name="T11"> (</text:span><text:span text:style-name="T10">int</text:span><text:span text:style-name="T11"> </text:span><text:span text:style-name="T18">i</text:span><text:span text:style-name="T11"> = 0; </text:span><text:span text:style-name="T18">i</text:span><text:span text:style-name="T11"> &lt; </text:span><text:span text:style-name="T18">diffVector</text:span><text:span text:style-name="T11">.</text:span><text:span text:style-name="T16">length</text:span><text:span text:style-name="T11">; </text:span><text:span text:style-name="T18">i</text:span><text:span text:style-name="T11">++) {</text:span></text:p>
      <text:p text:style-name="P15"><text:span text:style-name="T11"><text:tab/><text:tab/><text:tab/><text:tab/></text:span><text:span text:style-name="T18">diffsStr</text:span><text:span text:style-name="T11">.append(String.</text:span><text:span text:style-name="T14">format</text:span><text:span text:style-name="T11">(</text:span><text:span text:style-name="T19">"|x%d_diff| = %.10f\t"</text:span><text:span text:style-name="T11">, </text:span><text:span text:style-name="T18">i</text:span><text:span text:style-name="T11"> + 1, </text:span><text:span text:style-name="T18">diffVector</text:span><text:span text:style-name="T11">[</text:span><text:span text:style-name="T18">i</text:span><text:span text:style-name="T11">]));</text:span></text:p>
      <text:p text:style-name="P27"><text:tab/><text:tab/><text:tab/>}</text:p>
      <text:p text:style-name="P15"><text:span text:style-name="T11"><text:tab/><text:tab/><text:tab/>ConsolePrinter.</text:span><text:span text:style-name="T14">println</text:span><text:span text:style-name="T11">(</text:span><text:span text:style-name="T18">diffsStr</text:span><text:span text:style-name="T11">.toString());</text:span></text:p>
      <text:p text:style-name="P27"><text:tab/><text:tab/>}</text:p>
      <text:p text:style-name="P27"><text:tab/>}</text:p>
      <text:p text:style-name="P27">}</text:p>
      <text:p text:style-name="Standard"/>
      <text:h text:style-name="Heading_20_1" text:outline-level="1"><text:bookmark-start text:name="__RefHeading___Toc3341_175011974"/>Результат работы программы<text:bookmark-end text:name="__RefHeading___Toc3341_175011974"/></text:h>
      <text:p text:style-name="Standard"><text:span text:style-name="T22">Входной файл </text:span><text:a xlink:type="simple" xlink:href="https://github.com/alldaygooning/simple-iterations-method/blob/master/test-1.json" text:style-name="Internet_20_link" text:visited-style-name="Visited_20_Internet_20_Link">test-1.json</text:a><text:span text:style-name="T13">:<text:line-break/>{</text:span></text:p>
      <text:p text:style-name="P15"><text:span text:style-name="T23"><text:s text:c="4"/></text:span><text:span text:style-name="T24">"matrix"</text:span><text:span text:style-name="T11">:</text:span><text:span text:style-name="T23"> </text:span><text:span text:style-name="T11">{</text:span></text:p>
      <text:p text:style-name="P15"><text:span text:style-name="T23"><text:s text:c="8"/></text:span><text:span text:style-name="T24">"size"</text:span><text:span text:style-name="T11">:</text:span><text:span text:style-name="T23"> </text:span><text:span text:style-name="T25">3</text:span><text:span text:style-name="T11">,</text:span></text:p>
      <text:p text:style-name="P15"><text:span text:style-name="T23"><text:s text:c="8"/></text:span><text:span text:style-name="T24">"content"</text:span><text:span text:style-name="T11">:</text:span><text:span text:style-name="T23"> </text:span><text:span text:style-name="T11">[</text:span></text:p>
      <text:p text:style-name="P15"><text:span text:style-name="T23"><text:s text:c="12"/></text:span><text:span text:style-name="T11">{</text:span></text:p>
      <text:p text:style-name="P15"><text:span text:style-name="T23"><text:s text:c="16"/></text:span><text:span text:style-name="T24">"row"</text:span><text:span text:style-name="T11">:</text:span><text:span text:style-name="T23"> </text:span><text:span text:style-name="T11">[</text:span><text:span text:style-name="T25">10</text:span><text:span text:style-name="T11">,</text:span><text:span text:style-name="T23"> </text:span><text:span text:style-name="T25">2</text:span><text:span text:style-name="T11">,</text:span><text:span text:style-name="T23"> </text:span><text:span text:style-name="T25">1</text:span><text:span text:style-name="T11">],</text:span></text:p>
      <text:p text:style-name="P15"><text:span text:style-name="T23"><text:s text:c="16"/></text:span><text:span text:style-name="T24">"result"</text:span><text:span text:style-name="T11">:</text:span><text:span text:style-name="T23"> </text:span><text:span text:style-name="T25">1</text:span></text:p>
      <text:p text:style-name="P15"><text:span text:style-name="T23"><text:s text:c="12"/></text:span><text:span text:style-name="T11">},</text:span></text:p>
      <text:p text:style-name="P15"><text:span text:style-name="T23"><text:s text:c="12"/></text:span><text:span text:style-name="T11">{</text:span></text:p>
      <text:p text:style-name="P15"><text:span text:style-name="T23"><text:s text:c="16"/></text:span><text:span text:style-name="T24">"row"</text:span><text:span text:style-name="T11">:</text:span><text:span text:style-name="T23"> </text:span><text:span text:style-name="T11">[</text:span><text:span text:style-name="T25">1</text:span><text:span text:style-name="T11">,</text:span><text:span text:style-name="T23"> </text:span><text:span text:style-name="T25">11</text:span><text:span text:style-name="T11">,</text:span><text:span text:style-name="T23"> </text:span><text:span text:style-name="T25">2</text:span><text:span text:style-name="T11">],</text:span></text:p>
      <text:p text:style-name="P15"><text:span text:style-name="T23"><text:s text:c="16"/></text:span><text:span text:style-name="T24">"result"</text:span><text:span text:style-name="T11">:</text:span><text:span text:style-name="T23"> </text:span><text:span text:style-name="T25">2</text:span></text:p>
      <text:p text:style-name="P15"><text:span text:style-name="T23"><text:s text:c="12"/></text:span><text:span text:style-name="T11">},</text:span></text:p>
      <text:p text:style-name="P15"><text:span text:style-name="T23"><text:s text:c="12"/></text:span><text:span text:style-name="T11">{</text:span></text:p>
      <text:p text:style-name="P15"><text:span text:style-name="T23"><text:s text:c="16"/></text:span><text:span text:style-name="T24">"row"</text:span><text:span text:style-name="T11">:</text:span><text:span text:style-name="T23"> </text:span><text:span text:style-name="T11">[</text:span><text:span text:style-name="T25">0</text:span><text:span text:style-name="T11">,</text:span><text:span text:style-name="T23"> </text:span><text:span text:style-name="T25">1</text:span><text:span text:style-name="T11">,</text:span><text:span text:style-name="T23"> </text:span><text:span text:style-name="T25">12</text:span><text:span text:style-name="T11">],</text:span></text:p>
      <text:p text:style-name="P15"><text:span text:style-name="T23"><text:s text:c="16"/></text:span><text:span text:style-name="T24">"result"</text:span><text:span text:style-name="T11">:</text:span><text:span text:style-name="T23"> </text:span><text:span text:style-name="T25">3</text:span></text:p>
      <text:p text:style-name="P15"><text:span text:style-name="T23"><text:s text:c="12"/></text:span><text:span text:style-name="T11">}</text:span></text:p>
      <text:p text:style-name="P15"><text:span text:style-name="T23"><text:s text:c="8"/></text:span><text:span text:style-name="T11">]</text:span></text:p>
      <text:p text:style-name="P15"><text:span text:style-name="T23"><text:s text:c="4"/></text:span><text:span text:style-name="T11">},</text:span></text:p>
      <text:p text:style-name="P15"><text:span text:style-name="T23"><text:s text:c="4"/></text:span><text:span text:style-name="T24">"absolute-accuracy"</text:span><text:span text:style-name="T11">:</text:span><text:span text:style-name="T23"> </text:span><text:span text:style-name="T25">0.01</text:span></text:p>
      <text:p text:style-name="P28">}</text:p>
      <text:p text:style-name="Standard">Результат:</text:p>
      <text:p text:style-name="P16"><text:span text:style-name="T15">&gt; file test-1.json </text:span><text:span text:style-name="T26"><text:line-break/>================================================================================ <text:line-break/></text:span><text:soft-page-break/><text:span text:style-name="T26"><text:line-break/>Parsed System of Linear Equations: <text:line-break/><text:line-break/>Matrix size: 3×3         Euclidian norm: 19.390720 <text:line-break/><text:line-break/>/ 10x₁ + 2x₂ + 1x₃ = 1 <text:line-break/>| 1x₁ + 11x₂ + 2x₃ = 2 <text:line-break/>\ 0x₁ + 1x₂ + 12x₃ = 3 <text:line-break/><text:line-break/>Absolute accuracy: 0.010000 <text:line-break/><text:line-break/>================================================================================ <text:line-break/>Initial Approximation: <text:line-break/>x1 = 0.1000000015       x2 = 0.1818181872       x3 = 0.2500000000 <text:line-break/>================================================================================ <text:line-break/>Iteration 1: <text:line-break/>x1 = 0.0386363640       x2 = 0.1272727251       x3 = 0.2348484844 <text:line-break/>|x1_diff| = 0.0613636374        |x2_diff| = 0.0545454621        |x3_diff| = 0.0151515156 <text:line-break/>Max difference: 0.061363637 <text:line-break/>================================================================================ <text:line-break/>Iteration 2: <text:line-break/>x1 = 0.0510606058       x2 = 0.1356060654       x3 = 0.2393939495 <text:line-break/>|x1_diff| = 0.0124242418        |x2_diff| = 0.0083333403        |x3_diff| = 0.0045454651 <text:line-break/>Max difference: 0.012424242 <text:line-break/>================================================================================ <text:line-break/>Iteration 3: <text:line-break/>x1 = 0.0489393957       x2 = 0.1336501241       x3 = 0.2386994958 <text:line-break/>|x1_diff| = 0.0021212101        |x2_diff| = 0.0019559413        |x3_diff| = 0.0006944537 <text:line-break/>Max difference: 0.00212121 <text:line-break/>================================================================================</text:span><text:line-break/><text:line-break/></text:p>
      <text:p text:style-name="P28"/>
      <text:h text:style-name="Heading_20_1" text:outline-level="1"><text:bookmark-start text:name="__RefHeading___Toc3343_175011974"/>Вывод<text:bookmark-end text:name="__RefHeading___Toc3343_175011974"/></text:h>
      <text:p text:style-name="P29"><text:span text:style-name="T7">В ходе выполнения лабораторной работы был подробно изучен и реализован метод простых итераций для решения СЛАУ. Данный метод основывается на последовательном уточнении искомого решения через повторяющиеся итерационные процедуры, что позволяет достичь требуемой точности при выполнении достаточного числа итераций. В сравнении с другими методами можно выделить следующие аспекты:</text:span></text:p>
      <text:list xml:id="list983192741" text:style-name="L2">
        <text:list-item>
          <text:p text:style-name="P30"><text:span text:style-name="T27">О</text:span>бычный метод Гаусса (без перестановок): В отличие от метода простых итераций, метод Гаусса является прямым способом решения СЛАУ, где решение находится за конечное число шагов (при отсутствии особенностей, таких как вырождение системы). При этом метод Гаусса подвержен накоплению ошибок округления при работе с матрицами, содержащими сильно различающиеся по модулю коэффициенты. Метод простых итераций, как правило, не испытывает таких проблем, так как использует повторяющийся процесс уточнения решения, однако его эффективность и точность сильно зависят от условий сходимости, а также от правильного выбора начального приближения.</text:p>
        </text:list-item>
        <text:list-item>
          <text:p text:style-name="P30">Метод Гаусса-Зейделя: Метод Гаусса-Зейделя можно рассматривать как улучшенный вариант метода простых итераций, когда при вычислении каждого приближения используются уже обновлённые значения переменных, что зачастую <text:soft-page-break/>ускоряет сходимость. В отличие от метода простых итераций, при котором используется только значение из предыдущей итерации, метод Гаусса-Зейделя использует комбинированный подход, что повышает эффективность при условии выполнения необходимых условий (например, диагональной доминантности). Тем не менее, как и метод простых итераций, метод Гаусса-Зейделя требует тщательного анализа системы для гарантирования сходимости, в то время как прямые методы, например метод Гаусса с выбором главного элемента, не зависят от итерационного характера решения задачи.</text:p>
        </text:list-item>
      </text:list>
      <text:p text:style-name="Text_20_body"><text:tab/>Таким образом, метод простых итераций является удобным инструментом для решения СЛАУ в случаях, когда выполнены необходимые условия сходимости и когда требуется обеспечить гибкость подхода при работе с большими, однако его применение требует предварительного анализа характеристик матрицы, что позволяет выбрать оптимальные параметры итерационного процесса.</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346in" style:type="center"/>
          <style:tab-stop style:position="7.470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beration Serif1" fo:font-family="'Liberation Serif'" style:font-style-name="Bold" style:font-family-generic="roman" style:font-pitch="variable"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20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7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736in" style:type="right" style:leader-style="dotted" style:leader-text="."/>
        </style:tab-stops>
      </style:paragraph-properties>
    </style:style>
    <style:style style:name="График"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08:27:35.260309195</meta:creation-date>
    <meta:editing-duration>PT4M50S</meta:editing-duration>
    <meta:editing-cycles>5</meta:editing-cycles>
    <meta:generator>LibreOffice/7.3.7.2$Linux_X86_64 LibreOffice_project/30$Build-2</meta:generator>
    <dc:date>2025-03-01T10:32:04.989091182</dc:date>
    <meta:document-statistic meta:table-count="0" meta:image-count="0" meta:object-count="13" meta:page-count="8" meta:paragraph-count="155" meta:word-count="1050" meta:character-count="9395" meta:non-whitespace-character-count="7941"/>
    <meta:template xlink:type="simple" xlink:actuate="onRequest" xlink:title="ReportTemplate" xlink:href="../../../../Templates/ReportTemplate.ott" meta:date="2025-03-01T08:27:34.889738294"/>
  </office:meta>
</office:document-meta>
</file>

<file path=Object 1/content.xml><?xml version="1.0" encoding="utf-8"?>
<math xmlns="http://www.w3.org/1998/Math/MathML" display="block">
  <semantics>
    <mrow>
      <mi>f</mi>
      <mrow>
        <mo fence="true" form="prefix" stretchy="false">(</mo>
        <mrow>
          <mi>x</mi>
        </mrow>
        <mo fence="true" form="postfix" stretchy="false">)</mo>
      </mrow>
      <mtext>=</mtext>
      <mn>0</mn>
    </mrow>
    <annotation encoding="StarMath 5.0">f( x )"="0</annotation>
  </semantics>
</math>
</file>

<file path=Object 10/content.xml><?xml version="1.0" encoding="utf-8"?>
<math xmlns="http://www.w3.org/1998/Math/MathML" display="block">
  <semantics>
    <msub>
      <mi>x</mi>
      <mn>1</mn>
    </msub>
    <annotation encoding="StarMath 5.0">x_1</annotation>
  </semantics>
</math>
</file>

<file path=Object 11/content.xml><?xml version="1.0" encoding="utf-8"?>
<math xmlns="http://www.w3.org/1998/Math/MathML" display="block">
  <semantics>
    <msub>
      <mi>x</mi>
      <mn>2</mn>
    </msub>
    <annotation encoding="StarMath 5.0">x_2</annotation>
  </semantics>
</math>
</file>

<file path=Object 12/content.xml><?xml version="1.0" encoding="utf-8"?>
<math xmlns="http://www.w3.org/1998/Math/MathML" display="block">
  <semantics>
    <mrow>
      <msubsup>
        <mi>x</mi>
        <mi>i</mi>
        <mrow>
          <mo fence="true" form="prefix" stretchy="false">(</mo>
          <mrow>
            <mrow>
              <mi>k</mi>
              <mtext>+</mtext>
              <mn>1</mn>
            </mrow>
          </mrow>
          <mo fence="true" form="postfix" stretchy="false">)</mo>
        </mrow>
      </msubsup>
      <mtext>=</mtext>
      <mrow>
        <mfrac>
          <msub>
            <mi>b</mi>
            <mi>i</mi>
          </msub>
          <msub>
            <mi>a</mi>
            <mi mathvariant="italic">ii</mi>
          </msub>
        </mfrac>
        <mo stretchy="false">−</mo>
        <mrow>
          <munderover>
            <mo stretchy="false">∑</mo>
            <mrow>
              <mi>j</mi>
              <mtext>=</mtext>
              <mn>1</mn>
              <mspace width="2em"/>
              <mrow>
                <mi>j</mi>
                <mo stretchy="false">≠</mo>
                <mi>i</mi>
              </mrow>
            </mrow>
            <mi>n</mi>
          </munderover>
          <mrow>
            <mfrac>
              <msub>
                <mi>a</mi>
                <mi mathvariant="italic">ij</mi>
              </msub>
              <msub>
                <mi>a</mi>
                <mi mathvariant="italic">ii</mi>
              </msub>
            </mfrac>
            <msubsup>
              <mi>x</mi>
              <mi>j</mi>
              <mi>k</mi>
            </msubsup>
          </mrow>
        </mrow>
      </mrow>
      <mi>,</mi>
      <mspace width="6em"/>
      <mi>i</mi>
      <mtext>=</mtext>
      <mn>1,2</mn>
      <mi>,</mi>
      <mn>...</mn>
      <mi>,</mi>
      <mi>n</mi>
      <mi>.</mi>
    </mrow>
    <annotation encoding="StarMath 5.0">x_i^( k"+"1 )"="{frac{ b_i }{ a_ii }} - sum from { j"=" 1 ~ j &lt;&gt; i } to { n } { frac{a_ij}{a_ii}x_j^k },~~~ i"="1,2,...,n.</annotation>
  </semantics>
</math>
</file>

<file path=Object 13/content.xml><?xml version="1.0" encoding="utf-8"?>
<math xmlns="http://www.w3.org/1998/Math/MathML" display="block">
  <semantics>
    <mrow>
      <mrow>
        <mo fence="true" form="prefix" stretchy="false">|</mo>
        <mrow>
          <msub>
            <mi>a</mi>
            <mi mathvariant="italic">ii</mi>
          </msub>
        </mrow>
        <mo fence="true" form="postfix" stretchy="false">|</mo>
      </mrow>
      <mtext>&gt;</mtext>
      <mrow>
        <munder>
          <mo stretchy="false">∑</mo>
          <mrow>
            <mi>j</mi>
            <mo stretchy="false">≠</mo>
            <mi>i</mi>
          </mrow>
        </munder>
        <mrow>
          <mo fence="true" form="prefix" stretchy="false">|</mo>
          <mrow>
            <msub>
              <mi>a</mi>
              <mi mathvariant="italic">ij</mi>
            </msub>
          </mrow>
          <mo fence="true" form="postfix" stretchy="false">|</mo>
        </mrow>
      </mrow>
      <mi>,</mi>
      <mspace width="6em"/>
      <mi>i</mi>
      <mtext>=</mtext>
      <mn>1,2</mn>
      <mi>,</mi>
      <mn>...</mn>
      <mi>,</mi>
      <mi>n</mi>
      <mi>.</mi>
    </mrow>
    <annotation encoding="StarMath 5.0">lline a_ii rline "&gt;" sum from { j &lt;&gt; i } { lline a_ij rline }, ~~~ i"="1,2,...,n.</annotation>
  </semantics>
</math>
</file>

<file path=Object 2/content.xml><?xml version="1.0" encoding="utf-8"?>
<math xmlns="http://www.w3.org/1998/Math/MathML" display="block">
  <semantics>
    <mrow>
      <mi>f</mi>
      <mrow>
        <mo fence="true" form="prefix" stretchy="false">(</mo>
        <mrow>
          <mi>x</mi>
        </mrow>
        <mo fence="true" form="postfix" stretchy="false">)</mo>
      </mrow>
    </mrow>
    <annotation encoding="StarMath 5.0">f( x) </annotation>
  </semantics>
</math>
</file>

<file path=Object 3/content.xml><?xml version="1.0" encoding="utf-8"?>
<math xmlns="http://www.w3.org/1998/Math/MathML" display="block">
  <semantics>
    <mrow>
      <mi>x</mi>
      <mtext>=</mtext>
      <mi>g</mi>
      <mrow>
        <mo fence="true" form="prefix" stretchy="false">(</mo>
        <mrow>
          <mi>x</mi>
        </mrow>
        <mo fence="true" form="postfix" stretchy="false">)</mo>
      </mrow>
    </mrow>
    <annotation encoding="StarMath 5.0">x"="g( x )</annotation>
  </semantics>
</math>
</file>

<file path=Object 4/content.xml><?xml version="1.0" encoding="utf-8"?>
<math xmlns="http://www.w3.org/1998/Math/MathML" display="block">
  <semantics>
    <mrow>
      <mi>g</mi>
      <mrow>
        <mo fence="true" form="prefix" stretchy="false">(</mo>
        <mrow>
          <mi>x</mi>
        </mrow>
        <mo fence="true" form="postfix" stretchy="false">)</mo>
      </mrow>
    </mrow>
    <annotation encoding="StarMath 5.0">g( x )</annotation>
  </semantics>
</math>
</file>

<file path=Object 5/content.xml><?xml version="1.0" encoding="utf-8"?>
<math xmlns="http://www.w3.org/1998/Math/MathML" display="block">
  <semantics>
    <msub>
      <mi>x</mi>
      <mn>0</mn>
    </msub>
    <annotation encoding="StarMath 5.0">x_0</annotation>
  </semantics>
</math>
</file>

<file path=Object 6/content.xml><?xml version="1.0" encoding="utf-8"?>
<math xmlns="http://www.w3.org/1998/Math/MathML" display="block">
  <semantics>
    <mrow>
      <msub>
        <mi>x</mi>
        <mn>1</mn>
      </msub>
      <mtext>=</mtext>
      <mi>g</mi>
      <mrow>
        <mo fence="true" form="prefix" stretchy="false">(</mo>
        <mrow>
          <msub>
            <mi>x</mi>
            <mn>0</mn>
          </msub>
        </mrow>
        <mo fence="true" form="postfix" stretchy="false">)</mo>
      </mrow>
    </mrow>
    <annotation encoding="StarMath 5.0">x_1"="	g( x_0 )</annotation>
  </semantics>
</math>
</file>

<file path=Object 7/content.xml><?xml version="1.0" encoding="utf-8"?>
<math xmlns="http://www.w3.org/1998/Math/MathML" display="block">
  <semantics>
    <mrow>
      <msub>
        <mi>x</mi>
        <mn>2</mn>
      </msub>
      <mtext>=</mtext>
      <mi>g</mi>
      <mrow>
        <mo fence="true" form="prefix" stretchy="false">(</mo>
        <mrow>
          <msub>
            <mi>x</mi>
            <mn>1</mn>
          </msub>
        </mrow>
        <mo fence="true" form="postfix" stretchy="false">)</mo>
      </mrow>
    </mrow>
    <annotation encoding="StarMath 5.0">x_2"="	g( x_1 )</annotation>
  </semantics>
</math>
</file>

<file path=Object 8/content.xml><?xml version="1.0" encoding="utf-8"?>
<math xmlns="http://www.w3.org/1998/Math/MathML" display="block">
  <semantics>
    <mrow>
      <msub>
        <mi>x</mi>
        <mn>3</mn>
      </msub>
      <mtext>=</mtext>
      <mi>g</mi>
      <mrow>
        <mo fence="true" form="prefix" stretchy="false">(</mo>
        <mrow>
          <msub>
            <mi>x</mi>
            <mn>2</mn>
          </msub>
        </mrow>
        <mo fence="true" form="postfix" stretchy="false">)</mo>
      </mrow>
    </mrow>
    <annotation encoding="StarMath 5.0">x_3"="	g( x_2 )</annotation>
  </semantics>
</math>
</file>

<file path=Object 9/content.xml><?xml version="1.0" encoding="utf-8"?>
<math xmlns="http://www.w3.org/1998/Math/MathML" display="block">
  <semantics>
    <msub>
      <mi>x</mi>
      <mn>0</mn>
    </msub>
    <annotation encoding="StarMath 5.0">x_0</annotation>
  </semantics>
</math>
</file>